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8pt" style:font-size-asian="28pt" style:font-size-complex="2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1.032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Courier New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Tetra 1.x</text:p>
      <text:p text:style-name="P4"/>
      <text:p text:style-name="P2"><text:bookmark-start text:name="DDE_LINK"/>Программа для накопления осмысленной информации<text:bookmark-end text:name="DDE_LINK"/></text:p>
      <text:p text:style-name="P4"/>
      <text:p text:style-name="P3"/>
      <text:p text:style-name="P7">Подробности реализации</text:p>
      <text:p text:style-name="P5"/>
      <text:p text:style-name="P5"/>
      <text:p text:style-name="P5"/>
      <text:p text:style-name="P5">Здесь записаны разные сведения о тонкостях реализации MyTetra</text:p>
      <text:p text:style-name="P5"/>
      <text:p text:style-name="P5"/>
      <text:p text:style-name="P6">1. Работа с зашифрованными ветками и записями</text:p>
      <text:p text:style-name="P5"/>
      <text:p text:style-name="P5">Каждая ветка и запись может иметь поле <text:span text:style-name="T1">crypt</text:span>. Если такое поле содержит значение «1», то ветка или запись являются зашифрованными.</text:p>
      <text:p text:style-name="P5"/>
      <text:p text:style-name="P5">Код программы должен следить за тем, чтобы внутри зашифрованных веток были только зашифрованные записи.</text:p>
      <text:p text:style-name="P5"/>
      <text:p text:style-name="P5">Все методы типа <text:span text:style-name="T1">getField()</text:span>, <text:span text:style-name="T1">getFieldsAll()</text:span>, <text:span text:style-name="T1">setField()</text:span> передают и принимают незашифрованные данные. Если запись зашифрована, то внутри методов get... вначале будет расшифровка, и вовне передастся расшифрованное значение. Внутри методов set... проверяется, идет ли работа с зашифрованной записью, и все поля, которые подлежат шифрованию, будут зашифрованы.</text:p>
      <text:p text:style-name="P5"/>
      <text:p text:style-name="P5">При копировании в буфер обмена, записи и ветки расшифровываются, но поле <text:span text:style-name="T1">crypt</text:span> продолжает хранить значение 1 для зашифрованной записи или ветки.</text:p>
      <text:p text:style-name="P5"/>
      <text:p text:style-name="P5">При копировании <text:span text:style-name="T2">записей</text:span> и последующей вставке, в момент вставки (метод <text:span text:style-name="T1">RecordTableData::insert_new_record</text:span>) высчитываются новые значения полей: </text:p>
      <text:p text:style-name="P5"><text:span text:style-name="T1"/></text:p>
      <text:p text:style-name="P8"><text:span text:style-name="T1">id</text:span></text:p>
      <text:p text:style-name="P8"><text:span text:style-name="T1">ctime</text:span></text:p>
      <text:p text:style-name="P8"><text:span text:style-name="T1">dir</text:span></text:p>
      <text:p text:style-name="P8"><text:span text:style-name="T1">file</text:span></text:p>
      <text:p text:style-name="P8"><text:span text:style-name="T1">crypt</text:span></text:p>
      <text:p text:style-name="P5"><text:span text:style-name="T1"/></text:p>
      <text:p text:style-name="P5">Поле <text:span text:style-name="T1">crypt</text:span> определяется динамически на основании того, в какую ветку происходит вставка. Если в зашифрованную, crypt установится в 1, и запись будет сохранена как зашифрованная. Если в незашифрованную, то поле crypt установится в 0, и запись будет сохранена обычным способом без шифрации.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28T20:53:53</meta:creation-date>
    <dc:date>2011-06-11T21:48:11</dc:date>
    <meta:editing-duration>PT07H20M08S</meta:editing-duration>
    <meta:editing-cycles>13</meta:editing-cycles>
    <meta:generator>OpenOffice.org/3.1$Linux OpenOffice.org_project/310m19$Build-9420</meta:generator>
    <meta:document-statistic meta:table-count="0" meta:image-count="0" meta:object-count="0" meta:page-count="1" meta:paragraph-count="16" meta:word-count="185" meta:character-count="1367"/>
  </office:meta>
</office:document-meta>
</file>